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2"/>
          <table:covered-table-cell table:number-columns-repeated="5" table:style-name="ce43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3"/>
          <table:table-cell table:style-name="ce42"/>
          <table:table-cell table:style-name="ce43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3" draw:style-name="gr3" draw:text-style-name="P3" svg:width="34.76mm" svg:height="8.17mm" svg:x="10.69mm" svg:y="3.58mm" draw:control="control1"/>
          </table:table-cell>
          <table:table-cell table:number-columns-repeated="2"/>
          <table:table-cell>
            <draw:control table:end-cell-address="Aide.F15" table:end-x="14.94mm" table:end-y="2.31mm" draw:z-index="0" draw:style-name="gr3" draw:text-style-name="P3" svg:width="34.84mm" svg:height="9.35mm" svg:x="2.69mm" svg:y="3.5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2" table:default-cell-style-name="ce66"/>
        <table:table-column table:style-name="co7" table:default-cell-style-name="ce66"/>
        <table:table-column table:style-name="co4" table:default-cell-style-name="ce66"/>
        <table:table-column table:style-name="co5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8" calcext:value-type="string">
            <text:p>7 × 8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15²" calcext:value-type="string">
            <text:p>15²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6 × 9" calcext:value-type="string">
            <text:p>6 × 9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7 × 8" calcext:value-type="string">
            <text:p>7 × 8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13²" calcext:value-type="string">
            <text:p>13²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6 × 8" calcext:value-type="string">
            <text:p>6 × 8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6 × 5" calcext:value-type="string">
            <text:p>6 × 5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6 × 7" calcext:value-type="string">
            <text:p>6 × 7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14²" calcext:value-type="string">
            <text:p>14²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8 × 9" calcext:value-type="string">
            <text:p>8 × 9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9 × 6" calcext:value-type="string">
            <text:p>9 × 6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6 × 6" calcext:value-type="string">
            <text:p>6 × 6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35²" calcext:value-type="string">
            <text:p>35²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7 × 7" calcext:value-type="string">
            <text:p>7 × 7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8 × 7" calcext:value-type="string">
            <text:p>8 × 7</text:p>
          </table:table-cell>
          <table:table-cell table:style-name="ce30"/>
          <table:table-cell table:style-name="ce169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9 × 9" calcext:value-type="string">
            <text:p>9 × 9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65²" calcext:value-type="string">
            <text:p>65²</text:p>
          </table:table-cell>
          <table:table-cell table:style-name="ce30"/>
          <table:table-cell table:style-name="ce170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7 × 5" calcext:value-type="string">
            <text:p>7 × 5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 table:style-name="Default" table:number-columns-repeated="2"/>
          <table:table-cell table:style-name="ce60" table:number-columns-repeated="6"/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/>
          <table:table-cell table:style-name="ce77"/>
          <table:table-cell table:number-columns-repeated="1020"/>
        </table:table-row>
        <table:table-row table:style-name="ro5" table:number-rows-repeated="2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+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7 × 13" calcext:value-type="string">
            <text:p>7 × 13</text:p>
          </table:table-cell>
          <table:table-cell table:style-name="ce30"/>
          <table:table-cell table:style-name="ce146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57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20 × 15" calcext:value-type="string">
            <text:p>20 × 15</text:p>
          </table:table-cell>
          <table:table-cell table:style-name="ce30"/>
          <table:table-cell table:style-name="ce146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77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12 × 11" calcext:value-type="string">
            <text:p>12 × 11</text:p>
          </table:table-cell>
          <table:table-cell table:style-name="ce30"/>
          <table:table-cell table:style-name="ce147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58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12 × 15" calcext:value-type="string">
            <text:p>12 × 15</text:p>
          </table:table-cell>
          <table:table-cell table:style-name="ce30"/>
          <table:table-cell table:style-name="ce147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79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45²" calcext:value-type="string">
            <text:p>45²</text:p>
          </table:table-cell>
          <table:table-cell table:style-name="ce30"/>
          <table:table-cell table:style-name="ce146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59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24 × 15" calcext:value-type="string">
            <text:p>24 × 15</text:p>
          </table:table-cell>
          <table:table-cell table:style-name="ce30"/>
          <table:table-cell table:style-name="ce146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0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12²" calcext:value-type="string">
            <text:p>12²</text:p>
          </table:table-cell>
          <table:table-cell table:style-name="ce30"/>
          <table:table-cell table:style-name="ce147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1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28 × 11" calcext:value-type="string">
            <text:p>28 × 11</text:p>
          </table:table-cell>
          <table:table-cell table:style-name="ce30"/>
          <table:table-cell table:style-name="ce147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1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14²" calcext:value-type="string">
            <text:p>14²</text:p>
          </table:table-cell>
          <table:table-cell table:style-name="ce30"/>
          <table:table-cell table:style-name="ce146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62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7 × 12" calcext:value-type="string">
            <text:p>7 × 12</text:p>
          </table:table-cell>
          <table:table-cell table:style-name="ce30"/>
          <table:table-cell table:style-name="ce146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2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32 × 15" calcext:value-type="string">
            <text:p>32 × 15</text:p>
          </table:table-cell>
          <table:table-cell table:style-name="ce30"/>
          <table:table-cell table:style-name="ce147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19²" calcext:value-type="string">
            <text:p>19²</text:p>
          </table:table-cell>
          <table:table-cell table:style-name="ce30"/>
          <table:table-cell table:style-name="ce147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3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8 × 15" calcext:value-type="string">
            <text:p>18 × 15</text:p>
          </table:table-cell>
          <table:table-cell table:style-name="ce30"/>
          <table:table-cell table:style-name="ce146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65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65²" calcext:value-type="string">
            <text:p>65²</text:p>
          </table:table-cell>
          <table:table-cell table:style-name="ce30"/>
          <table:table-cell table:style-name="ce146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5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85²" calcext:value-type="string">
            <text:p>85²</text:p>
          </table:table-cell>
          <table:table-cell table:style-name="ce30"/>
          <table:table-cell table:style-name="ce147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66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55²" calcext:value-type="string">
            <text:p>55²</text:p>
          </table:table-cell>
          <table:table-cell table:style-name="ce30"/>
          <table:table-cell table:style-name="ce147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86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7 × 14" calcext:value-type="string">
            <text:p>7 × 14</text:p>
          </table:table-cell>
          <table:table-cell table:style-name="ce30"/>
          <table:table-cell table:style-name="ce146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1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26 × 15" calcext:value-type="string">
            <text:p>26 × 15</text:p>
          </table:table-cell>
          <table:table-cell table:style-name="ce30"/>
          <table:table-cell table:style-name="ce146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8 × 14" calcext:value-type="string">
            <text:p>8 × 14</text:p>
          </table:table-cell>
          <table:table-cell table:style-name="ce30"/>
          <table:table-cell table:style-name="ce147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2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25²" calcext:value-type="string">
            <text:p>25²</text:p>
          </table:table-cell>
          <table:table-cell table:style-name="ce30"/>
          <table:table-cell table:style-name="ce147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88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input-required="false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17²" calcext:value-type="string">
            <text:p>17²</text:p>
          </table:table-cell>
          <table:table-cell table:style-name="ce30"/>
          <table:table-cell table:style-name="ce191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3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22²" calcext:value-type="string">
            <text:p>22²</text:p>
          </table:table-cell>
          <table:table-cell table:style-name="ce30"/>
          <table:table-cell table:style-name="ce191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3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25 × 35" calcext:value-type="string">
            <text:p>25 × 35</text:p>
          </table:table-cell>
          <table:table-cell table:style-name="ce30"/>
          <table:table-cell table:style-name="ce192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4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21²" calcext:value-type="string">
            <text:p>21²</text:p>
          </table:table-cell>
          <table:table-cell table:style-name="ce30"/>
          <table:table-cell table:style-name="ce192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4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7 × 12" calcext:value-type="string">
            <text:p>7 × 12</text:p>
          </table:table-cell>
          <table:table-cell table:style-name="ce30"/>
          <table:table-cell table:style-name="ce191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5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25²" calcext:value-type="string">
            <text:p>25²</text:p>
          </table:table-cell>
          <table:table-cell table:style-name="ce30"/>
          <table:table-cell table:style-name="ce191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5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7 × 14" calcext:value-type="string">
            <text:p>7 × 14</text:p>
          </table:table-cell>
          <table:table-cell table:style-name="ce30"/>
          <table:table-cell table:style-name="ce192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196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13 × 11" calcext:value-type="string">
            <text:p>13 × 11</text:p>
          </table:table-cell>
          <table:table-cell table:style-name="ce30"/>
          <table:table-cell table:style-name="ce192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06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18²" calcext:value-type="string">
            <text:p>18²</text:p>
          </table:table-cell>
          <table:table-cell table:style-name="ce30"/>
          <table:table-cell table:style-name="ce191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197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85²" calcext:value-type="string">
            <text:p>85²</text:p>
          </table:table-cell>
          <table:table-cell table:style-name="ce30"/>
          <table:table-cell table:style-name="ce191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07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24²" calcext:value-type="string">
            <text:p>24²</text:p>
          </table:table-cell>
          <table:table-cell table:style-name="ce30"/>
          <table:table-cell table:style-name="ce192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198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7 × 16" calcext:value-type="string">
            <text:p>7 × 16</text:p>
          </table:table-cell>
          <table:table-cell table:style-name="ce30"/>
          <table:table-cell table:style-name="ce192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08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6 × 13" calcext:value-type="string">
            <text:p>6 × 13</text:p>
          </table:table-cell>
          <table:table-cell table:style-name="ce30"/>
          <table:table-cell table:style-name="ce191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199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16²" calcext:value-type="string">
            <text:p>16²</text:p>
          </table:table-cell>
          <table:table-cell table:style-name="ce30"/>
          <table:table-cell table:style-name="ce191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09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23²" calcext:value-type="string">
            <text:p>23²</text:p>
          </table:table-cell>
          <table:table-cell table:style-name="ce30"/>
          <table:table-cell table:style-name="ce192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0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29²" calcext:value-type="string">
            <text:p>29²</text:p>
          </table:table-cell>
          <table:table-cell table:style-name="ce30"/>
          <table:table-cell table:style-name="ce192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0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8 × 16" calcext:value-type="string">
            <text:p>8 × 16</text:p>
          </table:table-cell>
          <table:table-cell table:style-name="ce30"/>
          <table:table-cell table:style-name="ce191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1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54 × 15" calcext:value-type="string">
            <text:p>54 × 15</text:p>
          </table:table-cell>
          <table:table-cell table:style-name="ce30"/>
          <table:table-cell table:style-name="ce191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1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75²" calcext:value-type="string">
            <text:p>75²</text:p>
          </table:table-cell>
          <table:table-cell table:style-name="ce30"/>
          <table:table-cell table:style-name="ce192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2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31 × 11" calcext:value-type="string">
            <text:p>31 × 11</text:p>
          </table:table-cell>
          <table:table-cell table:style-name="ce30"/>
          <table:table-cell table:style-name="ce192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2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60" table:number-columns-repeated="2"/>
          <table:table-cell table:style-name="ce184" table:number-columns-repeated="3"/>
          <table:table-cell table:number-columns-repeated="1019"/>
        </table:table-row>
        <table:table-row table:style-name="ro5" table:number-rows-repeated="62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3 × 16" calcext:value-type="string">
            <text:p>13 × 16</text:p>
          </table:table-cell>
          <table:table-cell table:style-name="ce30"/>
          <table:table-cell table:style-name="ce213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15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7 × 18" calcext:value-type="string">
            <text:p>17 × 18</text:p>
          </table:table-cell>
          <table:table-cell table:style-name="ce30"/>
          <table:table-cell table:style-name="ce213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26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2 × 18" calcext:value-type="string">
            <text:p>12 × 18</text:p>
          </table:table-cell>
          <table:table-cell table:style-name="ce30"/>
          <table:table-cell table:style-name="ce214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16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6 × 19" calcext:value-type="string">
            <text:p>16 × 19</text:p>
          </table:table-cell>
          <table:table-cell table:style-name="ce30"/>
          <table:table-cell table:style-name="ce214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27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2 × 17" calcext:value-type="string">
            <text:p>12 × 17</text:p>
          </table:table-cell>
          <table:table-cell table:style-name="ce30"/>
          <table:table-cell table:style-name="ce213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17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4 × 12" calcext:value-type="string">
            <text:p>14 × 12</text:p>
          </table:table-cell>
          <table:table-cell table:style-name="ce30"/>
          <table:table-cell table:style-name="ce213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28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2 × 15" calcext:value-type="string">
            <text:p>12 × 15</text:p>
          </table:table-cell>
          <table:table-cell table:style-name="ce30"/>
          <table:table-cell table:style-name="ce214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18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7 × 14" calcext:value-type="string">
            <text:p>17 × 14</text:p>
          </table:table-cell>
          <table:table-cell table:style-name="ce30"/>
          <table:table-cell table:style-name="ce214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29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6 × 19" calcext:value-type="string">
            <text:p>16 × 19</text:p>
          </table:table-cell>
          <table:table-cell table:style-name="ce30"/>
          <table:table-cell table:style-name="ce213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19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4 × 16" calcext:value-type="string">
            <text:p>14 × 16</text:p>
          </table:table-cell>
          <table:table-cell table:style-name="ce30"/>
          <table:table-cell table:style-name="ce213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0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30"/>
          <table:table-cell table:style-name="ce214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0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3 × 12" calcext:value-type="string">
            <text:p>13 × 12</text:p>
          </table:table-cell>
          <table:table-cell table:style-name="ce30"/>
          <table:table-cell table:style-name="ce214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1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6 × 18" calcext:value-type="string">
            <text:p>16 × 18</text:p>
          </table:table-cell>
          <table:table-cell table:style-name="ce30"/>
          <table:table-cell table:style-name="ce213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1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7 × 19" calcext:value-type="string">
            <text:p>17 × 19</text:p>
          </table:table-cell>
          <table:table-cell table:style-name="ce30"/>
          <table:table-cell table:style-name="ce213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2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2 × 19" calcext:value-type="string">
            <text:p>12 × 19</text:p>
          </table:table-cell>
          <table:table-cell table:style-name="ce30"/>
          <table:table-cell table:style-name="ce214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2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4 × 13" calcext:value-type="string">
            <text:p>14 × 13</text:p>
          </table:table-cell>
          <table:table-cell table:style-name="ce30"/>
          <table:table-cell table:style-name="ce214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3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9 × 13" calcext:value-type="string">
            <text:p>19 × 13</text:p>
          </table:table-cell>
          <table:table-cell table:style-name="ce30"/>
          <table:table-cell table:style-name="ce213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3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2 × 14" calcext:value-type="string">
            <text:p>12 × 14</text:p>
          </table:table-cell>
          <table:table-cell table:style-name="ce30"/>
          <table:table-cell table:style-name="ce213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4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7 × 15" calcext:value-type="string">
            <text:p>17 × 15</text:p>
          </table:table-cell>
          <table:table-cell table:style-name="ce30"/>
          <table:table-cell table:style-name="ce214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4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4 × 15" calcext:value-type="string">
            <text:p>14 × 15</text:p>
          </table:table-cell>
          <table:table-cell table:style-name="ce30"/>
          <table:table-cell table:style-name="ce214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35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i277kLvpXsWsn0ALyJCfCNCHff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44"/>
        <table:table-column table:style-name="co20" table:number-columns-repeated="2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19" table:default-cell-style-name="ce244"/>
        <table:table-column table:style-name="co25" table:number-columns-repeated="2" table:default-cell-style-name="ce244"/>
        <table:table-column table:style-name="co26" table:default-cell-style-name="ce244"/>
        <table:table-column table:style-name="co22" table:default-cell-style-name="ce244"/>
        <table:table-column table:style-name="co23" table:default-cell-style-name="ce244"/>
        <table:table-column table:style-name="co27" table:default-cell-style-name="ce244"/>
        <table:table-column table:style-name="co28" table:default-cell-style-name="ce244"/>
        <table:table-column table:style-name="co29" table:number-columns-repeated="2" table:default-cell-style-name="ce244"/>
        <table:table-column table:style-name="co26" table:default-cell-style-name="ce244"/>
        <table:table-column table:style-name="co1" table:default-cell-style-name="ce244"/>
        <table:table-column table:style-name="co30" table:default-cell-style-name="ce244"/>
        <table:table-column table:style-name="co31" table:default-cell-style-name="ce244"/>
        <table:table-column table:style-name="co28" table:default-cell-style-name="ce244"/>
        <table:table-column table:style-name="co29" table:number-columns-repeated="2" table:default-cell-style-name="ce244"/>
        <table:table-column table:style-name="co26" table:default-cell-style-name="ce244"/>
        <table:table-column table:style-name="co1" table:default-cell-style-name="ce244"/>
        <table:table-column table:style-name="co32" table:default-cell-style-name="ce244"/>
        <table:table-column table:style-name="co31" table:default-cell-style-name="ce244"/>
        <table:table-column table:style-name="co1" table:number-columns-repeated="991" table:default-cell-style-name="ce244"/>
        <table:table-row table:style-name="ro5">
          <table:table-cell table:style-name="ce236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36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5">
          <table:table-cell table:style-name="ce236"/>
          <table:table-cell table:style-name="ce236" office:value-type="string" calcext:value-type="string" table:number-columns-spanned="6" table:number-rows-spanned="1">
            <text:p>Niveau 1</text:p>
          </table:table-cell>
          <table:covered-table-cell table:style-name="ce236"/>
          <table:covered-table-cell table:number-columns-repeated="3" table:style-name="ce250"/>
          <table:covered-table-cell table:style-name="Default"/>
          <table:table-cell table:style-name="ce23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3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3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02021" calcext:value-type="float">
            <text:p>602021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752952" calcext:value-type="float">
            <text:p>752952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774191" calcext:value-type="float">
            <text:p>774191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10" calcext:value-type="float">
            <text:p>10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745414" calcext:value-type="float">
            <text:p>74541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11" calcext:value-type="float">
            <text:p>11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867692" calcext:value-type="float">
            <text:p>867692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663532" calcext:value-type="float">
            <text:p>66353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18" calcext:value-type="float">
            <text:p>18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32612" calcext:value-type="float">
            <text:p>3261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9" calcext:value-type="float">
            <text:p>39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826804" calcext:value-type="float">
            <text:p>82680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6" calcext:value-type="float">
            <text:p>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381307" calcext:value-type="float">
            <text:p>38130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902096" calcext:value-type="float">
            <text:p>902096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170165" calcext:value-type="float">
            <text:p>170165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32" calcext:value-type="float">
            <text:p>32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827241" calcext:value-type="float">
            <text:p>82724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28668" calcext:value-type="float">
            <text:p>628668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185546" calcext:value-type="float">
            <text:p>185546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39" calcext:value-type="float">
            <text:p>39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142421" calcext:value-type="float">
            <text:p>142421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34" calcext:value-type="float">
            <text:p>34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871737" calcext:value-type="float">
            <text:p>87173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980832" calcext:value-type="float">
            <text:p>98083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172142" calcext:value-type="float">
            <text:p>17214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41" calcext:value-type="float">
            <text:p>41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769191" calcext:value-type="float">
            <text:p>769191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11" calcext:value-type="float">
            <text:p>11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226567" calcext:value-type="float">
            <text:p>22656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25" calcext:value-type="float">
            <text:p>25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30583" calcext:value-type="float">
            <text:p>53058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15" calcext:value-type="float">
            <text:p>15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215649" calcext:value-type="float">
            <text:p>215649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37" calcext:value-type="float">
            <text:p>37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703389" calcext:value-type="float">
            <text:p>703389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16" calcext:value-type="float">
            <text:p>16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711759" calcext:value-type="float">
            <text:p>71175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85730" calcext:value-type="float">
            <text:p>98573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386138" calcext:value-type="float">
            <text:p>38613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31" calcext:value-type="float">
            <text:p>31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112472" calcext:value-type="float">
            <text:p>112472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6" calcext:value-type="float">
            <text:p>36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239233" calcext:value-type="float">
            <text:p>23923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24" calcext:value-type="float">
            <text:p>24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752437" calcext:value-type="float">
            <text:p>752437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860232" calcext:value-type="float">
            <text:p>860232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721099" calcext:value-type="float">
            <text:p>721099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15" calcext:value-type="float">
            <text:p>15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802923" calcext:value-type="float">
            <text:p>80292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96334" calcext:value-type="float">
            <text:p>59633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747658" calcext:value-type="float">
            <text:p>74765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11" calcext:value-type="float">
            <text:p>11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288776" calcext:value-type="float">
            <text:p>288776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29" calcext:value-type="float">
            <text:p>29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104481" calcext:value-type="float">
            <text:p>10448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32" calcext:value-type="float">
            <text:p>32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01559" calcext:value-type="float">
            <text:p>10155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30" calcext:value-type="float">
            <text:p>30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706223" calcext:value-type="float">
            <text:p>7062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14" calcext:value-type="float">
            <text:p>14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900492" calcext:value-type="float">
            <text:p>900492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7" calcext:value-type="float">
            <text:p>7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200298" calcext:value-type="float">
            <text:p>20029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26" calcext:value-type="float">
            <text:p>26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58983" calcext:value-type="float">
            <text:p>35898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25" calcext:value-type="float">
            <text:p>25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184262" calcext:value-type="float">
            <text:p>18426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40" calcext:value-type="float">
            <text:p>40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305382" calcext:value-type="float">
            <text:p>305382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28" calcext:value-type="float">
            <text:p>28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197515" calcext:value-type="float">
            <text:p>1975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27" calcext:value-type="float">
            <text:p>27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656535" calcext:value-type="float">
            <text:p>65653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365858" calcext:value-type="float">
            <text:p>36585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764161" calcext:value-type="float">
            <text:p>764161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12" calcext:value-type="float">
            <text:p>12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398616" calcext:value-type="float">
            <text:p>3986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21" calcext:value-type="float">
            <text:p>2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51219" calcext:value-type="float">
            <text:p>5512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14" calcext:value-type="float">
            <text:p>14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438783" calcext:value-type="float">
            <text:p>43878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28" calcext:value-type="float">
            <text:p>28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904596" calcext:value-type="float">
            <text:p>904596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6" calcext:value-type="float">
            <text:p>6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569275" calcext:value-type="float">
            <text:p>56927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15" calcext:value-type="float">
            <text:p>15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91107" calcext:value-type="float">
            <text:p>991107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302168" calcext:value-type="float">
            <text:p>30216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33" calcext:value-type="float">
            <text:p>33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89850" calcext:value-type="float">
            <text:p>89850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37" calcext:value-type="float">
            <text:p>37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106817" calcext:value-type="float">
            <text:p>1068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31" calcext:value-type="float">
            <text:p>31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62750" calcext:value-type="float">
            <text:p>362750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8 × 9" calcext:value-type="string">
            <text:p>8 × 9</text:p>
          </table:table-cell>
          <table:table-cell table:style-name="ce37" table:formula="of:=[.B18]*[.C18]" office:value-type="float" office:value="72" calcext:value-type="float">
            <text:p>72</text:p>
          </table:table-cell>
          <table:table-cell table:style-name="ce26" table:formula="of:=RANK([.A18];[.$A$4:.$A$33];0)" office:value-type="float" office:value="24" calcext:value-type="float">
            <text:p>24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516786" calcext:value-type="float">
            <text:p>51678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25" calcext:value-type="float">
            <text:p>25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409969" calcext:value-type="float">
            <text:p>409969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25" calcext:value-type="float">
            <text:p>25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443584" calcext:value-type="float">
            <text:p>4435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8" calcext:value-type="float">
            <text:p>18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06197" calcext:value-type="float">
            <text:p>50619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780535" calcext:value-type="float">
            <text:p>78053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941560" calcext:value-type="float">
            <text:p>941560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3" calcext:value-type="float">
            <text:p>3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792116" calcext:value-type="float">
            <text:p>79211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336052" calcext:value-type="float">
            <text:p>33605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4847" calcext:value-type="float">
            <text:p>484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46" calcext:value-type="float">
            <text:p>46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724327" calcext:value-type="float">
            <text:p>724327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14" calcext:value-type="float">
            <text:p>14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184857" calcext:value-type="float">
            <text:p>184857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28" calcext:value-type="float">
            <text:p>28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16278" calcext:value-type="float">
            <text:p>51627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878110" calcext:value-type="float">
            <text:p>8781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730862" calcext:value-type="float">
            <text:p>730862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13" calcext:value-type="float">
            <text:p>13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506738" calcext:value-type="float">
            <text:p>50673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16" calcext:value-type="float">
            <text:p>16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429851" calcext:value-type="float">
            <text:p>42985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887769" calcext:value-type="float">
            <text:p>88776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5" calcext:value-type="float">
            <text:p>5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946202" calcext:value-type="float">
            <text:p>946202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" calcext:value-type="float">
            <text:p>2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982208" calcext:value-type="float">
            <text:p>98220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2" calcext:value-type="float">
            <text:p>2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65080" calcext:value-type="float">
            <text:p>865080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6" calcext:value-type="float">
            <text:p>6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296085" calcext:value-type="float">
            <text:p>2960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34" calcext:value-type="float">
            <text:p>34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581367" calcext:value-type="float">
            <text:p>581367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21" calcext:value-type="float">
            <text:p>21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501011" calcext:value-type="float">
            <text:p>501011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17" calcext:value-type="float">
            <text:p>17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354125" calcext:value-type="float">
            <text:p>354125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26" calcext:value-type="float">
            <text:p>26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973770" calcext:value-type="float">
            <text:p>97377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2" calcext:value-type="float">
            <text:p>2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854106" calcext:value-type="float">
            <text:p>854106</text:p>
          </table:table-cell>
          <table:table-cell table:style-name="ce26" table:formula="of:=RANDBETWEEN(12;19)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3 × 11" calcext:value-type="string">
            <text:p>13 × 11</text:p>
          </table:table-cell>
          <table:table-cell table:style-name="ce37" table:formula="of:=[.P24]*[.Q24]" office:value-type="float" office:value="143" calcext:value-type="float">
            <text:p>143</text:p>
          </table:table-cell>
          <table:table-cell table:style-name="ce26" table:formula="of:=RANK([.O24];[.$O$4:.$O$44];0)" office:value-type="float" office:value="8" calcext:value-type="float">
            <text:p>8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985837" calcext:value-type="float">
            <text:p>985837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73507" calcext:value-type="float">
            <text:p>173507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9" calcext:value-type="float">
            <text:p>29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862513" calcext:value-type="float">
            <text:p>86251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7" calcext:value-type="float">
            <text:p>7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127610" calcext:value-type="float">
            <text:p>127610</text:p>
          </table:table-cell>
          <table:table-cell table:style-name="ce26" table:formula="of:=RANDBETWEEN(21;29)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2 × 11" calcext:value-type="string">
            <text:p>22 × 11</text:p>
          </table:table-cell>
          <table:table-cell table:style-name="ce37" table:formula="of:=[.P25]*[.Q25]" office:value-type="float" office:value="242" calcext:value-type="float">
            <text:p>242</text:p>
          </table:table-cell>
          <table:table-cell table:style-name="ce26" table:formula="of:=RANK([.O25];[.$O$4:.$O$44];0)" office:value-type="float" office:value="35" calcext:value-type="float">
            <text:p>35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417216" calcext:value-type="float">
            <text:p>417216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19" calcext:value-type="float">
            <text:p>19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54682" calcext:value-type="float">
            <text:p>454682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18" calcext:value-type="float">
            <text:p>1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162178" calcext:value-type="float">
            <text:p>16217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43" calcext:value-type="float">
            <text:p>43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831589" calcext:value-type="float">
            <text:p>831589</text:p>
          </table:table-cell>
          <table:table-cell table:style-name="ce26" table:formula="of:=RANDBETWEEN(31;39)" office:value-type="float" office:value="31" calcext:value-type="float">
            <text:p>31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1 × 11" calcext:value-type="string">
            <text:p>31 × 11</text:p>
          </table:table-cell>
          <table:table-cell table:style-name="ce37" table:formula="of:=[.P26]*[.Q26]" office:value-type="float" office:value="341" calcext:value-type="float">
            <text:p>341</text:p>
          </table:table-cell>
          <table:table-cell table:style-name="ce26" table:formula="of:=RANK([.O26];[.$O$4:.$O$44];0)" office:value-type="float" office:value="9" calcext:value-type="float">
            <text:p>9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700157" calcext:value-type="float">
            <text:p>70015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13" calcext:value-type="float">
            <text:p>13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302928" calcext:value-type="float">
            <text:p>302928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8" calcext:value-type="float">
            <text:p>28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583625" calcext:value-type="float">
            <text:p>5836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2" calcext:value-type="float">
            <text:p>22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595407" calcext:value-type="float">
            <text:p>595407</text:p>
          </table:table-cell>
          <table:table-cell table:style-name="ce26" table:formula="of:=RANDBETWEEN(41;49)" office:value-type="float" office:value="41" calcext:value-type="float">
            <text:p>41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1 × 11" calcext:value-type="string">
            <text:p>41 × 11</text:p>
          </table:table-cell>
          <table:table-cell table:style-name="ce37" table:formula="of:=[.P27]*[.Q27]" office:value-type="float" office:value="451" calcext:value-type="float">
            <text:p>451</text:p>
          </table:table-cell>
          <table:table-cell table:style-name="ce26" table:formula="of:=RANK([.O27];[.$O$4:.$O$44];0)" office:value-type="float" office:value="20" calcext:value-type="float">
            <text:p>20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143762" calcext:value-type="float">
            <text:p>143762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29" calcext:value-type="float">
            <text:p>29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54540" calcext:value-type="float">
            <text:p>454540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19" calcext:value-type="float">
            <text:p>19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711007" calcext:value-type="float">
            <text:p>71100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13" calcext:value-type="float">
            <text:p>13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346668" calcext:value-type="float">
            <text:p>346668</text:p>
          </table:table-cell>
          <table:table-cell table:style-name="ce27" table:formula="of:=RANDBETWEEN(12;40)*2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74 × 15" calcext:value-type="string">
            <text:p>74 × 15</text:p>
          </table:table-cell>
          <table:table-cell table:style-name="ce38" table:formula="of:=[.P28]*[.Q28]" office:value-type="float" office:value="1110" calcext:value-type="float">
            <text:p>1 110</text:p>
          </table:table-cell>
          <table:table-cell table:style-name="ce27" table:formula="of:=RANK([.O28];[.$O$4:.$O$44];0)" office:value-type="float" office:value="27" calcext:value-type="float">
            <text:p>27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674677" calcext:value-type="float">
            <text:p>67467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14" calcext:value-type="float">
            <text:p>14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18615" calcext:value-type="float">
            <text:p>418615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1" calcext:value-type="float">
            <text:p>21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691229" calcext:value-type="float">
            <text:p>6912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16" calcext:value-type="float">
            <text:p>16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522006" calcext:value-type="float">
            <text:p>522006</text:p>
          </table:table-cell>
          <table:table-cell table:style-name="ce27" table:formula="of:=RANDBETWEEN(12;40)*2" office:value-type="float" office:value="48" calcext:value-type="float">
            <text:p>4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48 × 15" calcext:value-type="string">
            <text:p>48 × 15</text:p>
          </table:table-cell>
          <table:table-cell table:style-name="ce38" table:formula="of:=[.P29]*[.Q29]" office:value-type="float" office:value="720" calcext:value-type="float">
            <text:p>720</text:p>
          </table:table-cell>
          <table:table-cell table:style-name="ce27" table:formula="of:=RANK([.O29];[.$O$4:.$O$44];0)" office:value-type="float" office:value="23" calcext:value-type="float">
            <text:p>23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134975" calcext:value-type="float">
            <text:p>134975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30" calcext:value-type="float">
            <text:p>30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923046" calcext:value-type="float">
            <text:p>923046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4" calcext:value-type="float">
            <text:p>4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9080" calcext:value-type="float">
            <text:p>908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45" calcext:value-type="float">
            <text:p>45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465470" calcext:value-type="float">
            <text:p>465470</text:p>
          </table:table-cell>
          <table:table-cell table:style-name="ce27" table:formula="of:=RANDBETWEEN(12;40)*2" office:value-type="float" office:value="54" calcext:value-type="float">
            <text:p>5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54 × 15" calcext:value-type="string">
            <text:p>54 × 15</text:p>
          </table:table-cell>
          <table:table-cell table:style-name="ce38" table:formula="of:=[.P30]*[.Q30]" office:value-type="float" office:value="810" calcext:value-type="float">
            <text:p>810</text:p>
          </table:table-cell>
          <table:table-cell table:style-name="ce27" table:formula="of:=RANK([.O30];[.$O$4:.$O$44];0)" office:value-type="float" office:value="24" calcext:value-type="float">
            <text:p>24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272092" calcext:value-type="float">
            <text:p>27209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3" calcext:value-type="float">
            <text:p>23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393270" calcext:value-type="float">
            <text:p>393270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2" calcext:value-type="float">
            <text:p>22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652825" calcext:value-type="float">
            <text:p>65282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19" calcext:value-type="float">
            <text:p>19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4159" calcext:value-type="float">
            <text:p>4159</text:p>
          </table:table-cell>
          <table:table-cell table:style-name="ce27" table:formula="of:=RANDBETWEEN(12;40)*2" office:value-type="float" office:value="36" calcext:value-type="float">
            <text:p>3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36 × 15" calcext:value-type="string">
            <text:p>36 × 15</text:p>
          </table:table-cell>
          <table:table-cell table:style-name="ce38" table:formula="of:=[.P31]*[.Q31]" office:value-type="float" office:value="540" calcext:value-type="float">
            <text:p>540</text:p>
          </table:table-cell>
          <table:table-cell table:style-name="ce27" table:formula="of:=RANK([.O31];[.$O$4:.$O$44];0)" office:value-type="float" office:value="41" calcext:value-type="float">
            <text:p>41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748974" calcext:value-type="float">
            <text:p>748974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0" calcext:value-type="float">
            <text:p>10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53242" calcext:value-type="float">
            <text:p>85324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7" calcext:value-type="float">
            <text:p>7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597866" calcext:value-type="float">
            <text:p>59786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21" calcext:value-type="float">
            <text:p>21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914909" calcext:value-type="float">
            <text:p>91490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5" calcext:value-type="float">
            <text:p>5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9220" calcext:value-type="float">
            <text:p>9220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33" calcext:value-type="float">
            <text:p>33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39580" calcext:value-type="float">
            <text:p>639580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10" calcext:value-type="float">
            <text:p>10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990882" calcext:value-type="float">
            <text:p>99088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1" calcext:value-type="float">
            <text:p>1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246469" calcext:value-type="float">
            <text:p>24646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1" calcext:value-type="float">
            <text:p>31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783961" calcext:value-type="float">
            <text:p>783961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9" calcext:value-type="float">
            <text:p>9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94882" calcext:value-type="float">
            <text:p>49488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27" calcext:value-type="float">
            <text:p>27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681234" calcext:value-type="float">
            <text:p>68123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17" calcext:value-type="float">
            <text:p>17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416416" calcext:value-type="float">
            <text:p>416416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0" calcext:value-type="float">
            <text:p>20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259785" calcext:value-type="float">
            <text:p>25978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35" calcext:value-type="float">
            <text:p>35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49292" calcext:value-type="float">
            <text:p>4929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8" calcext:value-type="float">
            <text:p>38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384482" calcext:value-type="float">
            <text:p>384482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22" calcext:value-type="float">
            <text:p>22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695985" calcext:value-type="float">
            <text:p>69598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15" calcext:value-type="float">
            <text:p>15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612193" calcext:value-type="float">
            <text:p>61219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8" calcext:value-type="float">
            <text:p>18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858403" calcext:value-type="float">
            <text:p>858403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4" calcext:value-type="float">
            <text:p>4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93234" calcext:value-type="float">
            <text:p>19323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8" calcext:value-type="float">
            <text:p>38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163294" calcext:value-type="float">
            <text:p>16329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33" calcext:value-type="float">
            <text:p>33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17282" calcext:value-type="float">
            <text:p>51728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24" calcext:value-type="float">
            <text:p>24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364576" calcext:value-type="float">
            <text:p>36457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26" calcext:value-type="float">
            <text:p>26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718573" calcext:value-type="float">
            <text:p>71857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2" calcext:value-type="float">
            <text:p>12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925347" calcext:value-type="float">
            <text:p>92534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4" calcext:value-type="float">
            <text:p>4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243113" calcext:value-type="float">
            <text:p>24311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530558" calcext:value-type="float">
            <text:p>53055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22" calcext:value-type="float">
            <text:p>22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162499" calcext:value-type="float">
            <text:p>162499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42" calcext:value-type="float">
            <text:p>42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288300" calcext:value-type="float">
            <text:p>28830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30" calcext:value-type="float">
            <text:p>30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14429" calcext:value-type="float">
            <text:p>14429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44" calcext:value-type="float">
            <text:p>44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6184" calcext:value-type="float">
            <text:p>618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40" calcext:value-type="float">
            <text:p>40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428732" calcext:value-type="float">
            <text:p>428732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29" calcext:value-type="float">
            <text:p>29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609855" calcext:value-type="float">
            <text:p>60985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19" calcext:value-type="float">
            <text:p>19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688285" calcext:value-type="float">
            <text:p>688285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17" calcext:value-type="float">
            <text:p>17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972898" calcext:value-type="float">
            <text:p>97289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1" calcext:value-type="float">
            <text:p>1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421972" calcext:value-type="float">
            <text:p>421972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30" calcext:value-type="float">
            <text:p>30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554406" calcext:value-type="float">
            <text:p>554406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23" calcext:value-type="float">
            <text:p>2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606132" calcext:value-type="float">
            <text:p>606132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20" calcext:value-type="float">
            <text:p>20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918879" calcext:value-type="float">
            <text:p>91887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3" calcext:value-type="float">
            <text:p>3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504048" calcext:value-type="float">
            <text:p>50404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26" calcext:value-type="float">
            <text:p>26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06:39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5-30T08:08:13.100000000</dc:date>
    <meta:editing-duration>P1DT15H51M42S</meta:editing-duration>
    <meta:editing-cycles>392</meta:editing-cycles>
    <meta:generator>LibreOffice/6.1.6.3$Windows_X86_64 LibreOffice_project/5896ab1714085361c45cf540f76f60673dd96a72</meta:generator>
    <meta:document-statistic meta:table-count="6" meta:cell-count="1434" meta:object-count="12"/>
  </office:meta>
</office:document-meta>
</file>